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114c" officeooo:paragraph-rsid="001b114c"/>
    </style:style>
    <style:style style:name="P2" style:family="paragraph" style:parent-style-name="Standard">
      <style:paragraph-properties fo:text-align="justify" style:justify-single-word="false"/>
      <style:text-properties officeooo:rsid="001b114c" officeooo:paragraph-rsid="001b114c"/>
    </style:style>
    <style:style style:name="P3" style:family="paragraph" style:parent-style-name="Standard">
      <style:paragraph-properties fo:text-align="justify" style:justify-single-word="false"/>
      <style:text-properties officeooo:rsid="001e33a8" officeooo:paragraph-rsid="001e33a8"/>
    </style:style>
    <style:style style:name="P4" style:family="paragraph" style:parent-style-name="Standard">
      <style:paragraph-properties fo:text-align="justify" style:justify-single-word="false"/>
      <style:text-properties officeooo:rsid="002032bc" officeooo:paragraph-rsid="002032bc"/>
    </style:style>
    <style:style style:name="P5" style:family="paragraph" style:parent-style-name="Standard">
      <style:paragraph-properties fo:margin-left="0.9846in" fo:margin-right="0in" fo:text-indent="0in" style:auto-text-indent="false"/>
      <style:text-properties fo:font-size="14pt" fo:font-weight="bold" officeooo:rsid="001b114c" officeooo:paragraph-rsid="001b114c" style:font-size-asian="14pt" style:font-weight-asian="bold" style:font-size-complex="14pt" style:font-weight-complex="bold"/>
    </style:style>
    <style:style style:name="T1" style:family="text">
      <style:text-properties fo:color="#0066b3"/>
    </style:style>
    <style:style style:name="T2" style:family="text">
      <style:text-properties fo:color="#ce18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wap two integer variable values using functions and pointers</text:p>
      <text:p text:style-name="P1"/>
      <text:p text:style-name="P3">After ending a function, the variables in the function will be destroyed, and the variables that passed to the function will remain untouched even if the variables have changed within the function.</text:p>
      <text:p text:style-name="P3">If we want to change the input variables in the function when they change, we can use the pointer of the variables instead of the variables in order to also change the variables in the main program. There is a function below which could change the input variables in the main program.</text:p>
      <text:p text:style-name="P2"/>
      <text:p text:style-name="P2"><text:span text:style-name="T1">#include</text:span> <text:span text:style-name="T2">&lt;stdio.h&gt;</text:span></text:p>
      <text:p text:style-name="P2"><text:span text:style-name="T1">void</text:span> swap(<text:span text:style-name="T1">int *</text:span>,<text:span text:style-name="T1">int *</text:span>);</text:p>
      <text:p text:style-name="P2"><text:span text:style-name="T1">int</text:span> main() {</text:p>
      <text:p text:style-name="P2"><text:s text:c="5"/><text:span text:style-name="T1">int</text:span> a = 9;</text:p>
      <text:p text:style-name="P2"><text:s text:c="5"/><text:span text:style-name="T1">int</text:span> b = 1;</text:p>
      <text:p text:style-name="P2"><text:s text:c="5"/>swap(&amp;a,&amp;b);</text:p>
      <text:p text:style-name="P2"><text:s text:c="4"/><text:span text:style-name="T1">return</text:span> <text:span text:style-name="T1">0</text:span>;</text:p>
      <text:p text:style-name="P2">}</text:p>
      <text:p text:style-name="P2"><text:span text:style-name="T1">void</text:span> swap(<text:span text:style-name="T1">int *</text:span> a, <text:span text:style-name="T1">int * b</text:span>){</text:p>
      <text:p text:style-name="P2"><text:s text:c="4"/><text:span text:style-name="T1">int</text:span> tmp = * a;</text:p>
      <text:p text:style-name="P2"><text:s text:c="4"/>* a = * b;</text:p>
      <text:p text:style-name="P2"><text:s text:c="4"/>* b = tmp;</text:p>
      <text:p text:style-name="P2">}</text:p>
      <text:p text:style-name="P2"/>
      <text:p text:style-name="P4">we can use an scanf statement like below to scan an integer number</text:p>
      <text:p text:style-name="P4"/>
      <text:p text:style-name="P4"><text:span text:style-name="T1">int</text:span> age;</text:p>
      <text:p text:style-name="P4"><text:span text:style-name="T1">int</text:span> *ageAddr = &amp;age;</text:p>
      <text:p text:style-name="P4"><text:span text:style-name="T1">scanf</text:span>("<text:span text:style-name="T1">%d</text:span>", ageAddr);</text:p>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1:13:42.733711365</meta:creation-date>
    <dc:date>2019-04-09T22:18:59.703904484</dc:date>
    <meta:editing-duration>PT1M55S</meta:editing-duration>
    <meta:editing-cycles>2</meta:editing-cycles>
    <meta:generator>LibreOffice/6.0.7.3$Linux_X86_64 LibreOffice_project/00m0$Build-3</meta:generator>
    <meta:document-statistic meta:table-count="0" meta:image-count="0" meta:object-count="0" meta:page-count="1" meta:paragraph-count="20" meta:word-count="157" meta:character-count="846" meta:non-whitespace-character-count="678"/>
  </office:meta>
</office:document-meta>
</file>